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7a1" officeooo:paragraph-rsid="000897a1"/>
    </style:style>
    <style:style style:name="P2" style:family="paragraph" style:parent-style-name="Standard">
      <style:text-properties fo:font-weight="bold" officeooo:rsid="000897a1" officeooo:paragraph-rsid="000897a1" style:font-weight-asian="bold" style:font-weight-complex="bold"/>
    </style:style>
    <style:style style:name="P3" style:family="paragraph" style:parent-style-name="Standard">
      <style:text-properties fo:font-weight="bold" officeooo:rsid="000c4ed5" officeooo:paragraph-rsid="000c4ed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897a1" officeooo:paragraph-rsid="000897a1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normal" officeooo:rsid="000897a1" officeooo:paragraph-rsid="000897a1" style:font-weight-asian="normal" style:font-weight-complex="normal"/>
    </style:style>
    <style:style style:name="P6" style:family="paragraph" style:parent-style-name="Standard">
      <style:text-properties fo:font-weight="normal" officeooo:rsid="000c4ed5" officeooo:paragraph-rsid="000c4edd" style:font-weight-asian="normal" style:font-weight-complex="normal"/>
    </style:style>
    <style:style style:name="T1" style:family="text">
      <style:text-properties officeooo:rsid="000bbd2c"/>
    </style:style>
    <style:style style:name="T2" style:family="text">
      <style:text-properties officeooo:rsid="000d3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telopes Dataviz</text:p>
      <text:p text:style-name="P1"/>
      <text:p text:style-name="P2">Purpose:</text:p>
      <text:p text:style-name="P1"><text:tab/>We Kudus want to compare ourselves to other antelopes species. And because we</text:p>
      <text:p text:style-name="P1">love data and software, we want to use a web app for this.</text:p>
      <text:p text:style-name="P1"/>
      <text:p text:style-name="P2">Dependencies:</text:p>
      <text:p text:style-name="P5"><text:tab/>- Node 12&gt;</text:p>
      <text:p text:style-name="P5"/>
      <text:p text:style-name="P2">Technical details:</text:p>
      <text:p text:style-name="P5"><text:tab/>- React and typescript</text:p>
      <text:p text:style-name="P5"><text:tab/>- Bootstraped with create-react-app using redux-toolki<text:span text:style-name="T1">t</text:span></text:p>
      <text:p text:style-name="P5"><text:tab/>- <text:span text:style-name="T1">Using Semantic-ui for table display</text:span></text:p>
      <text:p text:style-name="P5"/>
      <text:p text:style-name="P3">User stor<text:span text:style-name="T2">ies</text:span>:</text:p>
      <text:p text:style-name="P6"><text:tab/>- I should be able to see a table with the different antelopes and there details (name, weigth, <text:tab/>height…)</text:p>
      <text:p text:style-name="P6"><text:tab/>- <text:span text:style-name="T2">I should be able to see a chart to compare the number of antelopes according to different <text:tab/>criterias (horns or continents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09:57:34.005767882</meta:creation-date>
    <meta:generator>LibreOffice/6.4.7.2$Linux_X86_64 LibreOffice_project/40$Build-2</meta:generator>
    <dc:date>2021-07-26T11:59:26.610573128</dc:date>
    <meta:editing-duration>PT48M28S</meta:editing-duration>
    <meta:editing-cycles>5</meta:editing-cycles>
    <meta:document-statistic meta:table-count="0" meta:image-count="0" meta:object-count="0" meta:page-count="1" meta:paragraph-count="13" meta:word-count="94" meta:character-count="563" meta:non-whitespace-character-count="473"/>
  </office:meta>
</office:document-meta>
</file>